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color="#8800b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fo:color="#8800b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zly</text:span> <text:span text:style-name="T1">Macauley</text:span></text:p>
      <text:p text:style-name="P2">Software Engineer</text:p>
      <text:p text:style-name="Standard"/>
      <text:p text:style-name="Standard"><text:span text:style-name="T2">Email:</text:span> <text:a xlink:type="simple" xlink:href="mailto:dezlymacauley@proton.me" text:style-name="Internet_20_link" text:visited-style-name="Visited_20_Internet_20_Link"><text:span text:style-name="T3">dezlymacauley@proton.me</text:span></text:a></text:p>
      <text:p text:style-name="Standard"/>
      <text:p text:style-name="Standard"><text:span text:style-name="T1">Linux Proficiency:</text:span><text:tab/><text:tab/>Arch Linux</text:p>
      <text:p text:style-name="Standard"><text:span text:style-name="T1">Programming Languages:</text:span><text:tab/>Rust</text:p>
      <text:p text:style-name="Standard"><text:span text:style-name="T1">DevOps:</text:span><text:tab/><text:tab/><text:tab/>Kubernet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1:20:52.773991037</meta:creation-date>
    <dc:date>2025-10-02T11:23:52.713591464</dc:date>
    <meta:editing-duration>PT2M52S</meta:editing-duration>
    <meta:editing-cycles>4</meta:editing-cycles>
    <meta:generator>LibreOffice/25.8.1.1$Linux_X86_64 LibreOffice_project/580$Build-1</meta:generator>
    <meta:document-statistic meta:table-count="0" meta:image-count="0" meta:object-count="0" meta:page-count="1" meta:paragraph-count="6" meta:word-count="15" meta:character-count="138" meta:non-whitespace-character-count="126"/>
  </office:meta>
</office:document-meta>
</file>